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https://deinusername.github.io/reponame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5-12-18T09:41:49.596732678</dc:date>
    <meta:editing-duration>PT1H13M16S</meta:editing-duration>
    <meta:editing-cycles>17</meta:editing-cycles>
    <meta:generator>LibreOffice/25.8.3.2$Linux_X86_64 LibreOffice_project/580$Build-2</meta:generator>
    <meta:document-statistic meta:table-count="0" meta:image-count="0" meta:object-count="0" meta:page-count="4" meta:paragraph-count="115" meta:word-count="606" meta:character-count="4478" meta:non-whitespace-character-count="3878"/>
  </office:meta>
</office:document-meta>
</file>